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3">
            <text:p>Beta-199783</text:p>
          </table:table-cell>
          <table:table-cell office:value-type="float" office:value="54.36">
            <text:p>54.36</text:p>
          </table:table-cell>
          <table:table-cell office:value-type="float" office:value="-3.43">
            <text:p>-3.43</text:p>
          </table:table-cell>
          <table:table-cell office:value-type="float" office:value="2530.0">
            <text:p>25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0">
            <text:p>HV-3840</text:p>
          </table:table-cell>
          <table:table-cell office:value-type="float" office:value="54.25">
            <text:p>54.25</text:p>
          </table:table-cell>
          <table:table-cell office:value-type="float" office:value="-3.2">
            <text:p>-3.2</text:p>
          </table:table-cell>
          <table:table-cell office:value-type="float" office:value="4760.0">
            <text:p>476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1">
            <text:p>HV-3841</text:p>
          </table:table-cell>
          <table:table-cell office:value-type="float" office:value="54.26">
            <text:p>54.26</text:p>
          </table:table-cell>
          <table:table-cell office:value-type="float" office:value="-3.19">
            <text:p>-3.19</text:p>
          </table:table-cell>
          <table:table-cell office:value-type="float" office:value="4960.0">
            <text:p>496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2">
            <text:p>HV-3842</text:p>
          </table:table-cell>
          <table:table-cell office:value-type="float" office:value="54.28">
            <text:p>54.28</text:p>
          </table:table-cell>
          <table:table-cell office:value-type="float" office:value="-3.42">
            <text:p>-3.42</text:p>
          </table:table-cell>
          <table:table-cell office:value-type="float" office:value="2820.0">
            <text:p>28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9">
            <text:p>2.7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3">
            <text:p>HV-3843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7160.0">
            <text:p>71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9">
            <text:p>-1.69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98878">
            <text:p>Beta-98878</text:p>
          </table:table-cell>
          <table:table-cell office:value-type="float" office:value="54.49">
            <text:p>54.49</text:p>
          </table:table-cell>
          <table:table-cell office:value-type="float" office:value="-3.59">
            <text:p>-3.59</text:p>
          </table:table-cell>
          <table:table-cell office:value-type="float" office:value="11780.0">
            <text:p>11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56">
            <text:p>1.56</text:p>
          </table:table-cell>
          <table:table-cell office:value-type="float" office:value="2.27">
            <text:p>2.27</text:p>
          </table:table-cell>
          <table:table-cell office:value-type="float" office:value="2.27">
            <text:p>2.27</text:p>
          </table:table-cell>
          <table:table-cell office:value-type="string" office:value="MerrittAuton2000,ShennanEtal2018">
            <text:p>MerrittAuton2000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03656">
            <text:p>Beta-203656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0">
            <text:p>Beta-228340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170.0">
            <text:p>1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769">
            <text:p>Beta-228769</text:p>
          </table:table-cell>
          <table:table-cell office:value-type="float" office:value="54.37">
            <text:p>54.37</text:p>
          </table:table-cell>
          <table:table-cell office:value-type="float" office:value="-3.47">
            <text:p>-3.47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7">
            <text:p>HV-5227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6230.0">
            <text:p>623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1">
            <text:p>Beta-212431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680.0">
            <text:p>136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9">
            <text:p>2.2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2">
            <text:p>Beta-21243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3">
            <text:p>Beta-212433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030.0">
            <text:p>6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9">
            <text:p>0.4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1">
            <text:p>HV-5221</text:p>
          </table:table-cell>
          <table:table-cell office:value-type="float" office:value="54.35">
            <text:p>54.35</text:p>
          </table:table-cell>
          <table:table-cell office:value-type="float" office:value="-3.41">
            <text:p>-3.41</text:p>
          </table:table-cell>
          <table:table-cell office:value-type="float" office:value="9360.0">
            <text:p>9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9">
            <text:p>-5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69,ShennanEtal2018">
            <text:p>Tooley1969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4">
            <text:p>Beta-228344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7070.0">
            <text:p>70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2">
            <text:p>-1.3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3">
            <text:p>Beta-228343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2">
            <text:p>Beta-22834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1">
            <text:p>Beta-228341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5200.0">
            <text:p>52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4">
            <text:p>Beta-199784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8050.0">
            <text:p>8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